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879cm"/>
    </style:style>
    <style:style style:name="ro2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50"/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2">
          <table:table-cell office:value-type="string">
            <text:p>User Journal Examp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userId</text:p>
          </table:table-cell>
          <table:table-cell table:style-name="ce3" office:value-type="string">
            <text:p>issueDate</text:p>
          </table:table-cell>
          <table:table-cell table:style-name="ce1" office:value-type="string">
            <text:p>userJournalType</text:p>
          </table:table-cell>
          <table:table-cell table:style-name="ce1" office:value-type="string">
            <text:p>journalCode</text:p>
          </table:table-cell>
          <table:table-cell table:style-name="ce1" office:value-type="string">
            <text:p>reportFolderId</text:p>
          </table:table-cell>
          <table:table-cell table:style-name="ce1"/>
          <table:table-cell table:style-name="ce1" office:value-type="string">
            <text:p>Comentários</text:p>
          </table:table-cell>
          <table:table-cell table:style-name="ce1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date" office:date-value="2015-09-12T08:01:00">
            <text:p>12/09/15 08:01</text:p>
          </table:table-cell>
          <table:table-cell office:value-type="string">
            <text:p>USER_CHECK_IN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Chegada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date" office:date-value="2015-09-12T08:05:00">
            <text:p>12/09/15 08:05</text:p>
          </table:table-cell>
          <table:table-cell office:value-type="string">
            <text:p>PRJ_CHECK_IN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Início de trabalho efetivo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27">
            <text:p>1327</text:p>
          </table:table-cell>
          <table:table-cell office:value-type="date" office:date-value="2015-09-12T09:05:00">
            <text:p>12/09/15 09:05</text:p>
          </table:table-cell>
          <table:table-cell office:value-type="string">
            <text:p>PRJ_CHECK_IN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Chegada e continuação do trabalho em projeto aberto.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date" office:date-value="2015-09-12T12:01:00">
            <text:p>12/09/15 12:01</text:p>
          </table:table-cell>
          <table:table-cell office:value-type="string">
            <text:p>USER_CHECK_OUT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Almoço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7">
            <text:p>1327</text:p>
          </table:table-cell>
          <table:table-cell office:value-type="date" office:date-value="2015-09-12T12:01:00">
            <text:p>12/09/15 12:01</text:p>
          </table:table-cell>
          <table:table-cell office:value-type="string">
            <text:p>USER_CHECK_OUT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Almoç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2015-09-12T13:01:00">
            <text:p>12/09/15 13:01</text:p>
          </table:table-cell>
          <table:table-cell office:value-type="string">
            <text:p>USER_CHECK_IN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Retorn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27">
            <text:p>1327</text:p>
          </table:table-cell>
          <table:table-cell office:value-type="date" office:date-value="2015-09-12T13:01:00">
            <text:p>12/09/15 13:01</text:p>
          </table:table-cell>
          <table:table-cell office:value-type="string">
            <text:p>USER_CHECK_IN</text:p>
          </table:table-cell>
          <table:table-cell/>
          <table:table-cell office:value-type="float" office:value="454">
            <text:p>454</text:p>
          </table:table-cell>
          <table:table-cell/>
          <table:table-cell office:value-type="string">
            <text:p>Retorn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1899-12-30T14:15:00">
            <text:p>30/12/99 14:15</text:p>
          </table:table-cell>
          <table:table-cell office:value-type="string">
            <text:p>ACT_CHECK_IN</text:p>
          </table:table-cell>
          <table:table-cell/>
          <table:table-cell office:value-type="float" office:value="510">
            <text:p>510</text:p>
          </table:table-cell>
          <table:table-cell/>
          <table:table-cell office:value-type="string">
            <text:p>Reunião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date" office:date-value="1899-12-30T14:15:00">
            <text:p>30/12/99 14:15</text:p>
          </table:table-cell>
          <table:table-cell office:value-type="string">
            <text:p>USER_CHECK_OUT</text:p>
          </table:table-cell>
          <table:table-cell/>
          <table:table-cell office:value-type="float" office:value="452">
            <text:p>452</text:p>
          </table:table-cell>
          <table:table-cell/>
          <table:table-cell office:value-type="string">
            <text:p>Automaticamente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14/09/2015</text:date>, <text:time>15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ício Fernandes de Castro</meta:initial-creator>
    <meta:creation-date>2015-09-14T09:48:30</meta:creation-date>
    <dc:date>2015-09-14T15:32:28</dc:date>
    <dc:creator>Maurício Fernandes de Castro</dc:creator>
    <meta:editing-duration>PT1H5M29S</meta:editing-duration>
    <meta:editing-cycles>2</meta:editing-cycles>
    <meta:generator>OpenOffice/4.1.1$Unix OpenOffice.org_project/411m6$Build-9775</meta:generator>
    <meta:document-statistic meta:table-count="3" meta:cell-count="58" meta:object-count="0"/>
  </office:meta>
</office:document-meta>
</file>